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tudio de la frecuencia de las letras en el españ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Wikipedia a 1</text:p>
          </table:table-cell>
          <table:table-cell office:value-type="string" calcext:value-type="string">
            <text:p>Wikepedia Sumator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253" calcext:value-type="float">
            <text:p>0,1253</text:p>
          </table:table-cell>
          <table:table-cell table:formula="of:=[.B3]/([.$B$30]-[.$B$17])" office:value-type="float" office:value="0.120365033621518" calcext:value-type="float">
            <text:p>0,120365033621518</text:p>
          </table:table-cell>
          <table:table-cell table:formula="of:=[.C3]" office:value-type="float" office:value="0.120365033621518" calcext:value-type="float">
            <text:p>0,1203650336215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142" calcext:value-type="float">
            <text:p>0,0142</text:p>
          </table:table-cell>
          <table:table-cell table:formula="of:=[.B4]/([.$B$30]-[.$B$17])" office:value-type="float" office:value="0.013640730067243" calcext:value-type="float">
            <text:p>0,013640730067243</text:p>
          </table:table-cell>
          <table:table-cell table:formula="of:=[.D3]+[.C4]" office:value-type="float" office:value="0.134005763688761" calcext:value-type="float">
            <text:p>0,13400576368876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468" calcext:value-type="float">
            <text:p>0,0468</text:p>
          </table:table-cell>
          <table:table-cell table:formula="of:=[.B5]/([.$B$30]-[.$B$17])" office:value-type="float" office:value="0.044956772334294" calcext:value-type="float">
            <text:p>0,044956772334294</text:p>
          </table:table-cell>
          <table:table-cell table:formula="of:=[.D4]+[.C5]" office:value-type="float" office:value="0.178962536023055" calcext:value-type="float">
            <text:p>0,1789625360230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586" calcext:value-type="float">
            <text:p>0,0586</text:p>
          </table:table-cell>
          <table:table-cell table:formula="of:=[.B6]/([.$B$30]-[.$B$17])" office:value-type="float" office:value="0.0562920268972142" calcext:value-type="float">
            <text:p>0,0562920268972142</text:p>
          </table:table-cell>
          <table:table-cell table:formula="of:=[.D5]+[.C6]" office:value-type="float" office:value="0.235254562920269" calcext:value-type="float">
            <text:p>0,23525456292026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368" calcext:value-type="float">
            <text:p>0,1368</text:p>
          </table:table-cell>
          <table:table-cell table:formula="of:=[.B7]/([.$B$30]-[.$B$17])" office:value-type="float" office:value="0.131412103746398" calcext:value-type="float">
            <text:p>0,131412103746398</text:p>
          </table:table-cell>
          <table:table-cell table:formula="of:=[.D6]+[.C7]" office:value-type="float" office:value="0.366666666666667" calcext:value-type="float">
            <text:p>0,366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069" calcext:value-type="float">
            <text:p>0,0069</text:p>
          </table:table-cell>
          <table:table-cell table:formula="of:=[.B8]/([.$B$30]-[.$B$17])" office:value-type="float" office:value="0.00662824207492795" calcext:value-type="float">
            <text:p>0,00662824207492795</text:p>
          </table:table-cell>
          <table:table-cell table:formula="of:=[.D7]+[.C8]" office:value-type="float" office:value="0.373294908741595" calcext:value-type="float">
            <text:p>0,37329490874159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101" calcext:value-type="float">
            <text:p>0,0101</text:p>
          </table:table-cell>
          <table:table-cell table:formula="of:=[.B9]/([.$B$30]-[.$B$17])" office:value-type="float" office:value="0.00970220941402498" calcext:value-type="float">
            <text:p>0,00970220941402498</text:p>
          </table:table-cell>
          <table:table-cell table:formula="of:=[.D8]+[.C9]" office:value-type="float" office:value="0.38299711815562" calcext:value-type="float">
            <text:p>0,3829971181556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7" calcext:value-type="float">
            <text:p>0,007</text:p>
          </table:table-cell>
          <table:table-cell table:formula="of:=[.B10]/([.$B$30]-[.$B$17])" office:value-type="float" office:value="0.00672430355427474" calcext:value-type="float">
            <text:p>0,00672430355427474</text:p>
          </table:table-cell>
          <table:table-cell table:formula="of:=[.D9]+[.C10]" office:value-type="float" office:value="0.389721421709894" calcext:value-type="float">
            <text:p>0,38972142170989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625" calcext:value-type="float">
            <text:p>0,0625</text:p>
          </table:table-cell>
          <table:table-cell table:formula="of:=[.B11]/([.$B$30]-[.$B$17])" office:value-type="float" office:value="0.0600384245917387" calcext:value-type="float">
            <text:p>0,0600384245917387</text:p>
          </table:table-cell>
          <table:table-cell table:formula="of:=[.D10]+[.C11]" office:value-type="float" office:value="0.449759846301633" calcext:value-type="float">
            <text:p>0,4497598463016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44" calcext:value-type="float">
            <text:p>0,044</text:p>
          </table:table-cell>
          <table:table-cell table:formula="of:=[.B12]/([.$B$30]-[.$B$17])" office:value-type="float" office:value="0.0422670509125841" calcext:value-type="float">
            <text:p>0,0422670509125841</text:p>
          </table:table-cell>
          <table:table-cell table:formula="of:=[.D11]+[.C12]" office:value-type="float" office:value="0.492026897214217" calcext:value-type="float">
            <text:p>0,49202689721421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002" calcext:value-type="float">
            <text:p>0,0002</text:p>
          </table:table-cell>
          <table:table-cell table:formula="of:=[.B13]/([.$B$30]-[.$B$17])" office:value-type="float" office:value="0.000192122958693564" calcext:value-type="float">
            <text:p>0,000192122958693564</text:p>
          </table:table-cell>
          <table:table-cell table:formula="of:=[.D12]+[.C13]" office:value-type="float" office:value="0.492219020172911" calcext:value-type="float">
            <text:p>0,4922190201729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97" calcext:value-type="float">
            <text:p>0,0497</text:p>
          </table:table-cell>
          <table:table-cell table:formula="of:=[.B14]/([.$B$30]-[.$B$17])" office:value-type="float" office:value="0.0477425552353506" calcext:value-type="float">
            <text:p>0,0477425552353506</text:p>
          </table:table-cell>
          <table:table-cell table:formula="of:=[.D13]+[.C14]" office:value-type="float" office:value="0.539961575408261" calcext:value-type="float">
            <text:p>0,53996157540826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315" calcext:value-type="float">
            <text:p>0,0315</text:p>
          </table:table-cell>
          <table:table-cell table:formula="of:=[.B15]/([.$B$30]-[.$B$17])" office:value-type="float" office:value="0.0302593659942363" calcext:value-type="float">
            <text:p>0,0302593659942363</text:p>
          </table:table-cell>
          <table:table-cell table:formula="of:=[.D14]+[.C15]" office:value-type="float" office:value="0.570220941402498" calcext:value-type="float">
            <text:p>0,57022094140249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671" calcext:value-type="float">
            <text:p>0,0671</text:p>
          </table:table-cell>
          <table:table-cell table:formula="of:=[.B16]/([.$B$30]-[.$B$17])" office:value-type="float" office:value="0.0644572526416907" calcext:value-type="float">
            <text:p>0,0644572526416907</text:p>
          </table:table-cell>
          <table:table-cell table:formula="of:=[.D15]+[.C16]" office:value-type="float" office:value="0.634678194044188" calcext:value-type="float">
            <text:p>0,634678194044188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float" office:value="0.0031" calcext:value-type="float">
            <text:p>0,0031</text:p>
          </table:table-cell>
          <table:table-cell/>
          <table:table-cell table:formula="of:=[.D16]+[.C17]" office:value-type="float" office:value="0.634678194044188" calcext:value-type="float">
            <text:p>0,6346781940441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868" calcext:value-type="float">
            <text:p>0,0868</text:p>
          </table:table-cell>
          <table:table-cell table:formula="of:=[.B18]/([.$B$30]-[.$B$17])" office:value-type="float" office:value="0.0833813640730067" calcext:value-type="float">
            <text:p>0,0833813640730067</text:p>
          </table:table-cell>
          <table:table-cell table:formula="of:=[.D17]+[.C18]" office:value-type="float" office:value="0.718059558117195" calcext:value-type="float">
            <text:p>0,71805955811719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251" calcext:value-type="float">
            <text:p>0,0251</text:p>
          </table:table-cell>
          <table:table-cell table:formula="of:=[.B19]/([.$B$30]-[.$B$17])" office:value-type="float" office:value="0.0241114313160423" calcext:value-type="float">
            <text:p>0,0241114313160423</text:p>
          </table:table-cell>
          <table:table-cell table:formula="of:=[.D18]+[.C19]" office:value-type="float" office:value="0.742170989433237" calcext:value-type="float">
            <text:p>0,74217098943323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088" calcext:value-type="float">
            <text:p>0,0088</text:p>
          </table:table-cell>
          <table:table-cell table:formula="of:=[.B20]/([.$B$30]-[.$B$17])" office:value-type="float" office:value="0.00845341018251681" calcext:value-type="float">
            <text:p>0,00845341018251681</text:p>
          </table:table-cell>
          <table:table-cell table:formula="of:=[.D19]+[.C20]" office:value-type="float" office:value="0.750624399615754" calcext:value-type="float">
            <text:p>0,7506243996157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687" calcext:value-type="float">
            <text:p>0,0687</text:p>
          </table:table-cell>
          <table:table-cell table:formula="of:=[.B21]/([.$B$30]-[.$B$17])" office:value-type="float" office:value="0.0659942363112392" calcext:value-type="float">
            <text:p>0,0659942363112392</text:p>
          </table:table-cell>
          <table:table-cell table:formula="of:=[.D20]+[.C21]" office:value-type="float" office:value="0.816618635926993" calcext:value-type="float">
            <text:p>0,81661863592699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798" calcext:value-type="float">
            <text:p>0,0798</text:p>
          </table:table-cell>
          <table:table-cell table:formula="of:=[.B22]/([.$B$30]-[.$B$17])" office:value-type="float" office:value="0.076657060518732" calcext:value-type="float">
            <text:p>0,076657060518732</text:p>
          </table:table-cell>
          <table:table-cell table:formula="of:=[.D21]+[.C22]" office:value-type="float" office:value="0.893275696445726" calcext:value-type="float">
            <text:p>0,89327569644572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463" calcext:value-type="float">
            <text:p>0,0463</text:p>
          </table:table-cell>
          <table:table-cell table:formula="of:=[.B23]/([.$B$30]-[.$B$17])" office:value-type="float" office:value="0.04447646493756" calcext:value-type="float">
            <text:p>0,04447646493756</text:p>
          </table:table-cell>
          <table:table-cell table:formula="of:=[.D22]+[.C23]" office:value-type="float" office:value="0.937752161383285" calcext:value-type="float">
            <text:p>0,9377521613832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93" calcext:value-type="float">
            <text:p>0,0393</text:p>
          </table:table-cell>
          <table:table-cell table:formula="of:=[.B24]/([.$B$30]-[.$B$17])" office:value-type="float" office:value="0.0377521613832853" calcext:value-type="float">
            <text:p>0,0377521613832853</text:p>
          </table:table-cell>
          <table:table-cell table:formula="of:=[.D23]+[.C24]" office:value-type="float" office:value="0.975504322766571" calcext:value-type="float">
            <text:p>0,97550432276657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9" calcext:value-type="float">
            <text:p>0,009</text:p>
          </table:table-cell>
          <table:table-cell table:formula="of:=[.B25]/([.$B$30]-[.$B$17])" office:value-type="float" office:value="0.00864553314121038" calcext:value-type="float">
            <text:p>0,00864553314121038</text:p>
          </table:table-cell>
          <table:table-cell table:formula="of:=[.D24]+[.C25]" office:value-type="float" office:value="0.984149855907781" calcext:value-type="float">
            <text:p>0,9841498559077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001" calcext:value-type="float">
            <text:p>0,0001</text:p>
          </table:table-cell>
          <table:table-cell table:formula="of:=[.B26]/([.$B$30]-[.$B$17])" office:value-type="float" office:value="0.0000960614793467819" calcext:value-type="float">
            <text:p>9,60614793467819E-05</text:p>
          </table:table-cell>
          <table:table-cell table:formula="of:=[.D25]+[.C26]" office:value-type="float" office:value="0.984245917387128" calcext:value-type="float">
            <text:p>0,9842459173871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22" calcext:value-type="float">
            <text:p>0,0022</text:p>
          </table:table-cell>
          <table:table-cell table:formula="of:=[.B27]/([.$B$30]-[.$B$17])" office:value-type="float" office:value="0.0021133525456292" calcext:value-type="float">
            <text:p>0,0021133525456292</text:p>
          </table:table-cell>
          <table:table-cell table:formula="of:=[.D26]+[.C27]" office:value-type="float" office:value="0.986359269932757" calcext:value-type="float">
            <text:p>0,98635926993275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09" calcext:value-type="float">
            <text:p>0,009</text:p>
          </table:table-cell>
          <table:table-cell table:formula="of:=[.B28]/([.$B$30]-[.$B$17])" office:value-type="float" office:value="0.00864553314121038" calcext:value-type="float">
            <text:p>0,00864553314121038</text:p>
          </table:table-cell>
          <table:table-cell table:formula="of:=[.D27]+[.C28]" office:value-type="float" office:value="0.995004803073968" calcext:value-type="float">
            <text:p>0,99500480307396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2" calcext:value-type="float">
            <text:p>0,0052</text:p>
          </table:table-cell>
          <table:table-cell table:formula="of:=[.B29]/([.$B$30]-[.$B$17])" office:value-type="float" office:value="0.00499519692603266" calcext:value-type="float">
            <text:p>0,00499519692603266</text:p>
          </table:table-cell>
          <table:table-cell table:formula="of:=[.D28]+[.C29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3:.B29])" office:value-type="float" office:value="1.0441" calcext:value-type="float">
            <text:p>1,0441</text:p>
          </table:table-cell>
          <table:table-cell table:formula="of:=SUM([.C3:.C29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4:58:03.038000000</meta:creation-date>
    <dc:date>2023-09-04T15:06:16.619000000</dc:date>
    <meta:editing-duration>PT8M14S</meta:editing-duration>
    <meta:editing-cycles>1</meta:editing-cycles>
    <meta:document-statistic meta:table-count="1" meta:cell-count="114" meta:object-count="0"/>
    <meta:generator>LibreOffice/7.3.4.2$Windows_X86_64 LibreOffice_project/728fec16bd5f605073805c3c9e7c4212a0120dc5</meta:generator>
  </office:meta>
</office:document-meta>
</file>